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aecf00" draw:fill-color="#aecf00" draw:opacity="75%" draw:textarea-horizontal-align="justify" draw:textarea-vertical-align="top" draw:auto-grow-height="false" draw:shadow-opacity="75%"/>
    </style:style>
    <style:style style:name="gr3" style:family="graphic" style:parent-style-name="standard">
      <style:graphic-properties svg:stroke-color="#aecf00" draw:fill-color="#ff950e" draw:opacity="75%" draw:textarea-horizontal-align="justify" draw:textarea-vertical-align="middle" draw:auto-grow-height="false" draw:shadow-offset-x="0.203cm" draw:shadow-offset-y="0.203cm" draw:shadow-opacity="75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.397cm" svg:x="2.27cm" svg:y="6.08cm">
          <text:p text:style-name="P1">Hibern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397cm" svg:x="2.27cm" svg:y="4.175cm">
          <text:p text:style-name="P1">Spr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1.397cm" svg:x="2.27cm" svg:y="2.143cm">
          <text:p text:style-name="P1">GW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604cm" svg:height="3.933cm" draw:transform="skewX (-0.00139626340159546) rotate (1.5694000633933) translate (8.62cm 8.112cm)">
          <text:p text:style-name="P1">Mang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2.163cm" draw:transform="skewX (-0.00139626340159546) rotate (1.5694000633933) translate (9.882cm 7.731cm)">
          <text:p text:style-name="P1">Mango projec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08:45:22.308280545</meta:creation-date>
    <dc:date>2014-08-22T08:57:24.446374689</dc:date>
    <meta:editing-duration>P0D</meta:editing-duration>
    <meta:editing-cycles>1</meta:editing-cycles>
    <meta:document-statistic meta:object-count="5"/>
    <meta:generator>LibreOffice/4.2.4.2$Linux_X86_64 LibreOffice_project/420m0$Build-2</meta:generator>
  </office:meta>
</office:document-meta>
</file>